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875in" fo:margin-left="0in" fo:margin-top="0in" fo:margin-bottom="0in" table:align="left" style:writing-mode="lr-tb"/>
    </style:style>
    <style:style style:name="Table1.A" style:family="table-column">
      <style:table-column-properties style:column-width="3.6361in"/>
    </style:style>
    <style:style style:name="Table1.B" style:family="table-column">
      <style:table-column-properties style:column-width="3.45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778in" fo:margin-left="0.5035in" fo:margin-top="0in" fo:margin-bottom="0in" table:align="left" style:writing-mode="lr-tb"/>
    </style:style>
    <style:style style:name="Table2.A" style:family="table-column">
      <style:table-column-properties style:column-width="2.2326in"/>
    </style:style>
    <style:style style:name="Table2.B" style:family="table-column">
      <style:table-column-properties style:column-width="2.2083in"/>
    </style:style>
    <style:style style:name="Table2.C" style:family="table-column">
      <style:table-column-properties style:column-width="1.209in"/>
    </style:style>
    <style:style style:name="Table2.D" style:family="table-column">
      <style:table-column-properties style:column-width="1.12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7799in" fo:margin-left="0.5035in" fo:margin-top="0in" fo:margin-bottom="0in" table:align="left" style:writing-mode="lr-tb"/>
    </style:style>
    <style:style style:name="Table3.A" style:family="table-column">
      <style:table-column-properties style:column-width="0.3785in"/>
    </style:style>
    <style:style style:name="Table3.B" style:family="table-column">
      <style:table-column-properties style:column-width="3.5007in"/>
    </style:style>
    <style:style style:name="Table3.C" style:family="table-column">
      <style:table-column-properties style:column-width="1.8118in"/>
    </style:style>
    <style:style style:name="Table3.D" style:family="table-column">
      <style:table-column-properties style:column-width="1.088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2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49418"/>
    </style:style>
    <style:style style:name="P3" style:family="paragraph" style:parent-style-name="Standard">
      <style:paragraph-properties fo:text-align="center" style:justify-single-word="false"/>
      <style:text-properties officeooo:paragraph-rsid="0040a7ec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officeooo:paragraph-rsid="027db99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  <style:text-properties fo:font-size="12pt" style:font-size-asian="12pt"/>
    </style:style>
    <style:style style:name="P7" style:family="paragraph" style:parent-style-name="Header">
      <style:paragraph-properties fo:text-align="end" style:justify-single-word="false"/>
      <style:text-properties fo:font-size="12pt" style:font-size-asian="12pt"/>
    </style:style>
    <style:style style:name="P8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9" style:family="paragraph" style:parent-style-name="Header">
      <style:paragraph-properties fo:text-align="end" style:justify-single-word="false"/>
      <style:text-properties fo:font-size="10pt" style:font-size-asian="10pt"/>
    </style:style>
    <style:style style:name="P10" style:family="paragraph" style:parent-style-name="Text_20_body">
      <style:paragraph-properties fo:line-height="5%"/>
      <style:text-properties fo:font-size="10pt" style:font-size-asian="10pt"/>
    </style:style>
    <style:style style:name="P11" style:family="paragraph" style:parent-style-name="Default">
      <style:paragraph-properties fo:text-align="center" style:justify-single-word="false"/>
      <style:text-properties fo:font-size="14pt" fo:language="ru" fo:country="RU" fo:font-weight="bold" officeooo:paragraph-rsid="00249418" style:font-size-asian="14pt" style:font-weight-asian="bold" style:font-size-complex="14pt" style:font-weight-complex="bold"/>
    </style:style>
    <style:style style:name="P12" style:family="paragraph" style:parent-style-name="Default">
      <style:text-properties fo:font-size="14pt" fo:language="ru" fo:country="RU" fo:font-weight="bold" officeooo:paragraph-rsid="00249418" style:font-size-asian="14pt" style:font-weight-asian="bold" style:font-size-complex="14pt" style:font-weight-complex="bold"/>
    </style:style>
    <style:style style:name="P13" style:family="paragraph" style:parent-style-name="Default">
      <style:paragraph-properties fo:text-align="center" style:justify-single-word="false"/>
      <style:text-properties fo:font-size="14pt" fo:language="ru" fo:country="RU" officeooo:paragraph-rsid="00249418" style:font-size-asian="14pt" style:font-size-complex="14pt"/>
    </style:style>
    <style:style style:name="P14" style:family="paragraph" style:parent-style-name="Default">
      <style:paragraph-properties fo:text-align="end" style:justify-single-word="false"/>
      <style:text-properties fo:font-size="14pt" fo:language="ru" fo:country="RU" officeooo:paragraph-rsid="00249418" style:font-size-asian="14pt" style:font-size-complex="14pt"/>
    </style:style>
    <style:style style:name="P15" style:family="paragraph" style:parent-style-name="Default">
      <style:paragraph-properties fo:text-align="end" style:justify-single-word="false"/>
      <style:text-properties fo:font-size="14pt" fo:language="ru" fo:country="RU" officeooo:paragraph-rsid="00583507" style:font-size-asian="14pt" style:font-size-complex="14pt"/>
    </style:style>
    <style:style style:name="P16" style:family="paragraph" style:parent-style-name="Default">
      <style:text-properties fo:font-size="14pt" fo:language="ru" fo:country="RU" officeooo:paragraph-rsid="00249418" style:font-size-asian="14pt" style:font-size-complex="14pt"/>
    </style:style>
    <style:style style:name="P17" style:family="paragraph" style:parent-style-name="Default">
      <style:text-properties fo:font-size="14pt" fo:language="ru" fo:country="RU" officeooo:rsid="0039b697" officeooo:paragraph-rsid="0039b697" style:font-size-asian="14pt" style:font-size-complex="14pt"/>
    </style:style>
    <style:style style:name="P18" style:family="paragraph" style:parent-style-name="Default">
      <style:text-properties fo:font-size="14pt" fo:language="uk" fo:country="UA" officeooo:paragraph-rsid="00249418" style:font-size-asian="14pt" style:font-size-complex="14pt"/>
    </style:style>
    <style:style style:name="P19" style:family="paragraph" style:parent-style-name="Default">
      <style:paragraph-properties fo:text-align="center" style:justify-single-word="false"/>
      <style:text-properties fo:font-size="14pt" fo:language="uk" fo:country="UA" officeooo:paragraph-rsid="0040a7ec" style:font-size-asian="14pt" style:font-size-complex="14pt"/>
    </style:style>
    <style:style style:name="P20" style:family="paragraph" style:parent-style-name="Default">
      <style:paragraph-properties fo:text-align="center" style:justify-single-word="false"/>
      <style:text-properties fo:font-size="14pt" fo:language="uk" fo:country="UA" officeooo:paragraph-rsid="00583507" style:font-size-asian="14pt" style:font-size-complex="14pt"/>
    </style:style>
    <style:style style:name="P21" style:family="paragraph" style:parent-style-name="Default">
      <style:paragraph-properties fo:text-align="center" style:justify-single-word="false"/>
      <style:text-properties fo:font-size="14pt" fo:language="uk" fo:country="UA" officeooo:paragraph-rsid="00249418" style:font-size-asian="14pt" style:font-size-complex="14pt"/>
    </style:style>
    <style:style style:name="P22" style:family="paragraph" style:parent-style-name="Default">
      <style:text-properties fo:font-size="14pt" fo:language="uk" fo:country="UA" officeooo:paragraph-rsid="0040a7ec" style:font-size-asian="14pt" style:font-size-complex="14pt"/>
    </style:style>
    <style:style style:name="P23" style:family="paragraph" style:parent-style-name="Default">
      <style:paragraph-properties fo:line-height="150%"/>
      <style:text-properties fo:font-size="14pt" fo:language="uk" fo:country="UA" officeooo:paragraph-rsid="00583507" style:font-size-asian="14pt" style:font-size-complex="14pt"/>
    </style:style>
    <style:style style:name="P24" style:family="paragraph" style:parent-style-name="Default">
      <style:paragraph-properties fo:margin-left="0.5in" fo:margin-right="0in" fo:text-indent="0in" style:auto-text-indent="false"/>
      <style:text-properties fo:font-size="14pt" fo:language="uk" fo:country="UA" officeooo:paragraph-rsid="00583507" style:font-size-asian="14pt" style:font-size-complex="14pt"/>
    </style:style>
    <style:style style:name="P25" style:family="paragraph" style:parent-style-name="Default">
      <style:text-properties fo:font-size="14pt" fo:language="uk" fo:country="UA" officeooo:paragraph-rsid="00583507" style:font-size-asian="14pt" style:font-size-complex="14pt"/>
    </style:style>
    <style:style style:name="P26" style:family="paragraph" style:parent-style-name="Default">
      <style:paragraph-properties fo:text-align="end" style:justify-single-word="false"/>
      <style:text-properties fo:font-size="14pt" fo:language="uk" fo:country="UA" officeooo:paragraph-rsid="00249418" style:font-size-asian="14pt" style:font-size-complex="14pt"/>
    </style:style>
    <style:style style:name="P27" style:family="paragraph" style:parent-style-name="Default">
      <style:paragraph-properties fo:text-align="center" style:justify-single-word="false"/>
      <style:text-properties fo:font-size="14pt" fo:language="uk" fo:country="UA" fo:font-weight="bold" officeooo:paragraph-rsid="00583507" style:font-size-asian="14pt" style:font-weight-asian="bold" style:font-size-complex="14pt"/>
    </style:style>
    <style:style style:name="P28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9" style:family="paragraph" style:parent-style-name="Default">
      <style:paragraph-properties fo:text-align="center" style:justify-single-word="false"/>
      <style:text-properties fo:font-size="14pt" officeooo:paragraph-rsid="0040a7ec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officeooo:paragraph-rsid="0040a7ec" style:font-size-asian="14pt" style:font-size-complex="14pt"/>
    </style:style>
    <style:style style:name="P31" style:family="paragraph" style:parent-style-name="List_20_Paragraph">
      <style:paragraph-properties fo:margin-left="0in" fo:margin-right="0in" fo:text-align="center" style:justify-single-word="false" fo:text-indent="-0.2508in" style:auto-text-indent="false"/>
      <style:text-properties fo:font-size="14pt" officeooo:paragraph-rsid="00583507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officeooo:paragraph-rsid="00583507" style:font-size-asian="14pt" style:font-size-complex="14pt"/>
    </style:style>
    <style:style style:name="P33" style:family="paragraph" style:parent-style-name="Default">
      <style:paragraph-properties fo:text-align="end" style:justify-single-word="false"/>
      <style:text-properties fo:font-size="14pt" officeooo:paragraph-rsid="0040a7ec" style:font-size-asian="14pt" style:font-size-complex="14pt"/>
    </style:style>
    <style:style style:name="P34" style:family="paragraph" style:parent-style-name="Default">
      <style:text-properties fo:font-size="14pt" officeooo:paragraph-rsid="0040a7ec" style:font-size-asian="14pt" style:font-size-complex="14pt"/>
    </style:style>
    <style:style style:name="P35" style:family="paragraph" style:parent-style-name="List_20_Paragraph">
      <style:paragraph-properties fo:margin-left="0in" fo:margin-right="0in" fo:text-align="justify" style:justify-single-word="false" fo:text-indent="-0.2508in" style:auto-text-indent="false"/>
      <style:text-properties fo:font-size="14pt" officeooo:paragraph-rsid="00583507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paragraph-rsid="00583507" style:font-size-asian="14pt" style:font-size-complex="14pt"/>
    </style:style>
    <style:style style:name="P37" style:family="paragraph" style:parent-style-name="List_20_Paragraph">
      <style:paragraph-properties fo:margin-left="0.6898in" fo:margin-right="0in" fo:text-indent="-0.2508in" style:auto-text-indent="false"/>
      <style:text-properties fo:font-size="14pt" officeooo:paragraph-rsid="00583507" style:font-size-asian="14pt" style:font-size-complex="14pt"/>
    </style:style>
    <style:style style:name="P38" style:family="paragraph" style:parent-style-name="Default">
      <style:text-properties fo:font-size="14pt" fo:font-weight="bold" officeooo:paragraph-rsid="0040a7ec" style:font-size-asian="14pt" style:font-weight-asian="bold" style:font-size-complex="14pt" style:font-weight-complex="bold"/>
    </style:style>
    <style:style style:name="P39" style:family="paragraph" style:parent-style-name="List_20_Paragraph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/>
      <style:text-properties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40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41" style:family="paragraph" style:parent-style-name="Default">
      <style:text-properties officeooo:paragraph-rsid="00249418"/>
    </style:style>
    <style:style style:name="P42" style:family="paragraph" style:parent-style-name="Default">
      <style:paragraph-properties fo:text-align="center" style:justify-single-word="false"/>
      <style:text-properties fo:color="#000000" loext:opacity="100%" officeooo:paragraph-rsid="00249418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officeooo:paragraph-rsid="00583507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fo:color="#000000" loext:opacity="100%" fo:font-size="14pt" fo:font-weight="bold" officeooo:paragraph-rsid="0084c781" style:font-size-asian="14pt" style:font-weight-asian="bold" style:font-size-complex="14pt" style:font-weight-complex="bold"/>
    </style:style>
    <style:style style:name="P45" style:family="paragraph" style:parent-style-name="Default">
      <style:paragraph-properties fo:text-align="center" style:justify-single-word="false"/>
      <style:text-properties fo:color="#000000" loext:opacity="100%" fo:font-size="14pt" fo:language="uk" fo:country="UA" officeooo:paragraph-rsid="00249418" style:font-size-asian="14pt" style:font-size-complex="14pt"/>
    </style:style>
    <style:style style:name="P46" style:family="paragraph" style:parent-style-name="Default">
      <style:paragraph-properties fo:margin-top="0in" fo:margin-bottom="0in" style:contextual-spacing="false" fo:line-height="150%" fo:text-align="center" style:justify-single-word="false" fo:orphans="2" fo:widows="2"/>
      <style:text-properties fo:color="#000000" loext:opacity="100%" fo:font-size="14pt" fo:language="uk" fo:country="UA" officeooo:paragraph-rsid="006fc150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47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color="#000000" loext:opacity="100%"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48" style:family="paragraph" style:parent-style-name="Default">
      <style:paragraph-properties fo:text-align="center" style:justify-single-word="false"/>
      <style:text-properties fo:color="#000000" loext:opacity="100%" fo:font-size="14pt" officeooo:paragraph-rsid="0040a7ec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fo:font-size="14pt" officeooo:paragraph-rsid="00583507" style:font-size-asian="14pt" style:font-size-complex="14pt"/>
    </style:style>
    <style:style style:name="P50" style:family="paragraph" style:parent-style-name="Default">
      <style:text-properties officeooo:paragraph-rsid="003c935a"/>
    </style:style>
    <style:style style:name="P51" style:family="paragraph" style:parent-style-name="Default">
      <style:text-properties officeooo:paragraph-rsid="0040a7ec"/>
    </style:style>
    <style:style style:name="P52" style:family="paragraph" style:parent-style-name="Default">
      <style:paragraph-properties fo:margin-left="3.9335in" fo:margin-right="0in" fo:text-indent="0in" style:auto-text-indent="false"/>
      <style:text-properties officeooo:paragraph-rsid="0040a7ec"/>
    </style:style>
    <style:style style:name="P53" style:family="paragraph" style:parent-style-name="Default">
      <style:paragraph-properties fo:margin-top="0in" fo:margin-bottom="0in" style:contextual-spacing="false" fo:text-align="end" style:justify-single-word="false" fo:orphans="2" fo:widows="2"/>
      <style:text-properties officeooo:paragraph-rsid="00583507" style:letter-kerning="false" style:font-name-asian="Calibri" style:language-asian="en" style:country-asian="US" style:language-complex="ar" style:country-complex="SA"/>
    </style:style>
    <style:style style:name="P54" style:family="paragraph" style:parent-style-name="Default">
      <style:paragraph-properties fo:line-height="150%" fo:text-align="justify" style:justify-single-word="false"/>
      <style:text-properties officeooo:paragraph-rsid="00583507"/>
    </style:style>
    <style:style style:name="P55" style:family="paragraph" style:parent-style-name="Default">
      <style:paragraph-properties fo:line-height="150%" fo:text-align="justify" style:justify-single-word="false"/>
      <style:text-properties officeooo:paragraph-rsid="00647ecb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officeooo:paragraph-rsid="0084c781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officeooo:paragraph-rsid="0292344a"/>
    </style:style>
    <style:style style:name="P58" style:family="paragraph" style:parent-style-name="Default">
      <style:paragraph-properties fo:line-height="150%"/>
      <style:text-properties officeooo:paragraph-rsid="00583507"/>
    </style:style>
    <style:style style:name="P59" style:family="paragraph" style:parent-style-name="List_20_Paragraph">
      <style:paragraph-properties fo:margin-left="0in" fo:margin-right="0in" fo:line-height="150%" fo:text-indent="-0.2508in" style:auto-text-indent="false"/>
      <style:text-properties fo:color="#0070c0" loext:opacity="100%" fo:font-size="14pt" officeooo:paragraph-rsid="00583507" style:font-size-asian="14pt" style:font-size-complex="14pt"/>
    </style:style>
    <style:style style:name="P60" style:family="paragraph" style:parent-style-name="Standard">
      <style:paragraph-properties fo:text-align="justify" style:justify-single-word="false"/>
      <style:text-properties fo:color="#0070c0" loext:opacity="100%" fo:font-size="14pt" officeooo:paragraph-rsid="00583507" style:font-size-asian="14pt" style:font-size-complex="14pt"/>
    </style:style>
    <style:style style:name="P61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62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2pt" officeooo:paragraph-rsid="00583507" style:letter-kerning="false" style:font-size-asian="12pt" style:language-asian="en" style:country-asian="US" style:font-size-complex="11pt" style:language-complex="ar" style:country-complex="SA"/>
    </style:style>
    <style:style style:name="P63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64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1pt" officeooo:paragraph-rsid="00583507" style:letter-kerning="false" style:font-size-asian="11pt" style:language-asian="en" style:country-asian="US" style:font-size-complex="11pt" style:language-complex="ar" style:country-complex="SA"/>
    </style:style>
    <style:style style:name="P65" style:family="paragraph" style:parent-style-name="List_20_Paragraph">
      <style:paragraph-properties fo:margin-left="0.6898in" fo:margin-right="0in" fo:text-align="start" style:justify-single-word="false" fo:text-indent="0.0008in" style:auto-text-indent="false"/>
      <style:text-properties officeooo:paragraph-rsid="0076ffb7"/>
    </style:style>
    <style:style style:name="P66" style:family="paragraph" style:parent-style-name="Standard">
      <style:paragraph-properties fo:text-align="justify" style:justify-single-word="false"/>
      <style:text-properties officeooo:paragraph-rsid="00583507"/>
    </style:style>
    <style:style style:name="P67" style:family="paragraph" style:parent-style-name="Standard">
      <style:paragraph-properties fo:text-align="justify" style:justify-single-word="false"/>
      <style:text-properties officeooo:paragraph-rsid="005b5490"/>
    </style:style>
    <style:style style:name="P68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font-size="11pt" officeooo:paragraph-rsid="00583507" style:letter-kerning="false" style:font-size-asian="11pt" style:language-asian="en" style:country-asian="US" style:font-size-complex="11pt" style:language-complex="ar" style:country-complex="SA"/>
    </style:style>
    <style:style style:name="P69" style:family="paragraph" style:parent-style-name="Default">
      <style:paragraph-properties fo:text-align="center" style:justify-single-word="false"/>
      <style:text-properties fo:font-size="18pt" fo:language="uk" fo:country="UA" fo:font-weight="bold" officeooo:paragraph-rsid="00249418" style:font-size-asian="18pt" style:font-weight-asian="bold" style:font-size-complex="18pt"/>
    </style:style>
    <style:style style:name="P70" style:family="paragraph" style:parent-style-name="Default">
      <style:paragraph-properties fo:text-align="center" style:justify-single-word="false"/>
      <style:text-properties fo:font-size="18pt" fo:font-weight="bold" officeooo:paragraph-rsid="0040a7ec" style:font-size-asian="18pt" style:font-weight-asian="bold" style:font-size-complex="18pt"/>
    </style:style>
    <style:style style:name="P71" style:family="paragraph" style:parent-style-name="Default">
      <style:paragraph-properties fo:margin-left="3.9335in" fo:margin-right="0in" fo:text-indent="0in" style:auto-text-indent="false"/>
      <style:text-properties fo:font-size="8pt" fo:language="ru" fo:country="RU" officeooo:paragraph-rsid="00249418" style:font-size-asian="8pt" style:font-size-complex="8pt"/>
    </style:style>
    <style:style style:name="P72" style:family="paragraph" style:parent-style-name="Default">
      <style:paragraph-properties fo:margin-left="3.4417in" fo:margin-right="0in" fo:text-indent="0.4917in" style:auto-text-indent="false"/>
      <style:text-properties fo:font-size="8pt" fo:language="ru" fo:country="RU" officeooo:paragraph-rsid="00249418" style:font-size-asian="8pt" style:font-size-complex="8pt"/>
    </style:style>
    <style:style style:name="P73" style:family="paragraph" style:parent-style-name="Default">
      <style:text-properties fo:font-size="8pt" fo:language="uk" fo:country="UA" officeooo:paragraph-rsid="0040a7ec" style:font-size-asian="8pt" style:font-size-complex="8pt"/>
    </style:style>
    <style:style style:name="P7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5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color="#110808" loext:opacity="100%"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76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77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0583507" style:letter-kerning="false" style:font-size-asian="12pt" style:language-asian="en" style:country-asian="US" style:font-size-complex="11pt" style:language-complex="ar" style:country-complex="SA"/>
    </style:style>
    <style:style style:name="P78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27ecf0f" style:letter-kerning="false" style:font-size-asian="12pt" style:language-asian="en" style:country-asian="US" style:font-size-complex="11pt" style:language-complex="ar" style:country-complex="SA"/>
    </style:style>
    <style:style style:name="P79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80" style:family="paragraph" style:parent-style-name="List_20_Paragraph">
      <style:paragraph-properties fo:margin-left="0.6898in" fo:margin-right="0in" fo:text-indent="0in" style:auto-text-indent="false"/>
      <style:text-properties officeooo:paragraph-rsid="0290c8a9"/>
    </style:style>
    <style:style style:name="P81" style:family="paragraph" style:parent-style-name="Standard" style:master-page-name="Converted4">
      <style:paragraph-properties fo:text-align="center" style:justify-single-word="false" style:page-number="auto" fo:break-before="page"/>
      <style:text-properties fo:font-size="14pt" officeooo:paragraph-rsid="00583507" style:font-size-asian="14pt" style:font-size-complex="14pt"/>
    </style:style>
    <style:style style:name="P82" style:family="paragraph" style:parent-style-name="Standard" style:master-page-name="Converted5">
      <style:paragraph-properties fo:text-align="center" style:justify-single-word="false" style:page-number="auto" fo:break-before="page"/>
    </style:style>
    <style:style style:name="P83" style:family="paragraph" style:parent-style-name="Standard" style:master-page-name="Converted6"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.5909in" style:auto-text-indent="false" style:page-number="auto" fo:break-before="page"/>
      <style:text-properties officeooo:paragraph-rsid="007f5e88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.5909in" style:auto-text-indent="false"/>
      <style:text-properties officeooo:paragraph-rsid="007f5e88"/>
    </style:style>
    <style:style style:name="P85" style:family="paragraph" style:parent-style-name="Default" style:master-page-name="First_20_Page">
      <style:paragraph-properties fo:text-align="center" style:justify-single-word="false" style:page-number="auto"/>
      <style:text-properties fo:font-size="14pt" fo:language="uk" fo:country="UA" officeooo:paragraph-rsid="00249418" style:font-size-asian="14pt" style:font-size-complex="14pt"/>
    </style:style>
    <style:style style:name="P86" style:family="paragraph" style:parent-style-name="Default" style:list-style-name="WWNum3">
      <style:paragraph-properties fo:margin-left="0in" fo:margin-right="0in" fo:line-height="150%" fo:text-indent="-0.25in" style:auto-text-indent="false"/>
      <style:text-properties fo:font-size="14pt" fo:language="uk" fo:country="UA" officeooo:paragraph-rsid="00583507" style:font-size-asian="14pt" style:font-size-complex="14pt"/>
    </style:style>
    <style:style style:name="P87" style:family="paragraph" style:parent-style-name="Default" style:list-style-name="WWNum3">
      <style:paragraph-properties fo:margin-left="0in" fo:margin-right="0in" fo:text-indent="-0.25in" style:auto-text-indent="false"/>
      <style:text-properties fo:font-size="14pt" fo:language="uk" fo:country="UA" officeooo:paragraph-rsid="00583507" style:font-size-asian="14pt" style:font-size-complex="14pt"/>
    </style:style>
    <style:style style:name="P88" style:family="paragraph" style:parent-style-name="Default" style:master-page-name="Converted1">
      <style:paragraph-properties fo:text-align="center" style:justify-single-word="false" style:page-number="auto" fo:break-before="page"/>
      <style:text-properties fo:font-size="14pt" officeooo:paragraph-rsid="0040a7ec" style:font-size-asian="14pt" style:font-size-complex="14pt"/>
    </style:style>
    <style:style style:name="P89" style:family="paragraph" style:parent-style-name="Default" style:list-style-name="WWNum3">
      <style:paragraph-properties fo:margin-left="0in" fo:margin-right="0in" fo:line-height="150%" fo:text-indent="-0.25in" style:auto-text-indent="false"/>
      <style:text-properties officeooo:paragraph-rsid="00583507"/>
    </style:style>
    <style:style style:name="P90" style:family="paragraph" style:parent-style-name="Default" style:list-style-name="WWNum3">
      <style:paragraph-properties fo:margin-left="0.5in" fo:margin-right="0in" fo:line-height="150%" fo:text-indent="-0.5in" style:auto-text-indent="false"/>
      <style:text-properties officeooo:paragraph-rsid="00583507"/>
    </style:style>
    <style:style style:name="P91" style:family="paragraph" style:parent-style-name="Default" style:list-style-name="WWNum3">
      <style:paragraph-properties fo:margin-left="0.5in" fo:margin-right="0in" fo:line-height="150%" fo:text-indent="-0.5in" style:auto-text-indent="false"/>
      <style:text-properties fo:color="#0070c0" loext:opacity="100%" fo:font-size="14pt" fo:language="uk" fo:country="UA" officeooo:paragraph-rsid="00583507" style:font-size-asian="14pt" style:font-size-complex="14pt"/>
    </style:style>
    <style:style style:name="P92" style:family="paragraph" style:parent-style-name="Heading_20_1">
      <style:paragraph-properties fo:text-align="center" style:justify-single-word="false" fo:break-before="page"/>
    </style:style>
    <style:style style:name="P93" style:family="paragraph" style:parent-style-name="Text_20_body" style:list-style-name="L1">
      <style:paragraph-properties fo:text-align="start" style:justify-single-word="false"/>
      <style:text-properties fo:language="uk" fo:country="UA" officeooo:paragraph-rsid="015af9ab"/>
    </style:style>
    <style:style style:name="P94" style:family="paragraph" style:parent-style-name="Text_20_body" style:list-style-name="L1">
      <style:paragraph-properties fo:text-align="start" style:justify-single-word="false"/>
      <style:text-properties officeooo:paragraph-rsid="01631311"/>
    </style:style>
    <style:style style:name="P95" style:family="paragraph" style:parent-style-name="Text_20_body" style:list-style-name="L1">
      <style:paragraph-properties fo:text-align="start" style:justify-single-word="false"/>
      <style:text-properties style:font-name="Times New Roman" fo:font-size="14pt" fo:language="uk" fo:country="UA" officeooo:paragraph-rsid="00ac09c2" style:font-size-asian="14pt" style:font-size-complex="14pt"/>
    </style:style>
    <style:style style:name="P96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15%" fo:text-align="start" style:justify-single-word="false" fo:text-indent="-0.25in" style:auto-text-indent="false" fo:background-color="transparent"/>
      <style:text-properties style:font-name="Times New Roman" fo:font-size="14pt" fo:language="uk" fo:country="UA" officeooo:paragraph-rsid="00ac09c2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normal" officeooo:rsid="001bae47" style:font-size-asian="14pt" style:font-style-asian="normal" style:font-size-complex="14pt" style:font-style-complex="normal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uk" fo:country="UA" officeooo:rsid="00454f24" style:font-size-asian="14pt" style:font-size-complex="14pt"/>
    </style:style>
    <style:style style:name="T7" style:family="text">
      <style:text-properties fo:font-size="14pt" fo:language="uk" fo:country="UA" officeooo:rsid="006b4eb1" style:font-size-asian="14pt" style:font-size-complex="14pt"/>
    </style:style>
    <style:style style:name="T8" style:family="text">
      <style:text-properties fo:font-size="14pt" fo:language="uk" fo:country="UA" officeooo:rsid="026e88bd" style:font-size-asian="14pt" style:font-size-complex="14pt"/>
    </style:style>
    <style:style style:name="T9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ize="14pt" fo:language="ru" fo:country="RU" fo:font-style="normal" officeooo:rsid="001bae47" style:font-size-asian="14pt" style:font-style-asian="normal" style:font-size-complex="14pt" style:font-style-complex="normal"/>
    </style:style>
    <style:style style:name="T13" style:family="text">
      <style:text-properties fo:font-size="14pt" fo:language="en" fo:country="US" fo:font-style="normal" officeooo:rsid="001bae47" style:font-size-asian="14pt" style:font-style-asian="normal" style:font-size-complex="14pt" style:font-style-complex="normal"/>
    </style:style>
    <style:style style:name="T14" style:family="text">
      <style:text-properties fo:color="#0070c0" loext:opacity="100%"/>
    </style:style>
    <style:style style:name="T15" style:family="text">
      <style:text-properties fo:color="#0070c0" loext:opacity="100%" fo:font-size="14pt" fo:language="uk" fo:country="UA" style:font-size-asian="14pt" style:font-size-complex="14pt"/>
    </style:style>
    <style:style style:name="T16" style:family="text">
      <style:text-properties fo:color="#0070c0" loext:opacity="100%" fo:font-size="14pt" fo:language="ru" fo:country="RU" style:font-size-asian="14pt" style:font-size-complex="14pt"/>
    </style:style>
    <style:style style:name="T17" style:family="text">
      <style:text-properties fo:color="#0070c0" loext:opacity="100%" fo:font-size="12pt" style:letter-kerning="false" style:font-size-asian="12pt" style:language-asian="en" style:country-asian="US" style:font-size-complex="11pt" style:language-complex="ar" style:country-complex="SA"/>
    </style:style>
    <style:style style:name="T18" style:family="text">
      <style:text-properties fo:color="#0070c0" loext:opacity="100%" style:font-name="Times New Roman" fo:font-size="12pt" fo:font-style="normal" fo:font-weight="normal" style:letter-kerning="false" style:font-size-asian="12pt" style:language-asian="en" style:country-asian="US" style:font-style-asian="normal" style:font-weight-asian="normal" style:font-size-complex="11pt" style:language-complex="ar" style:country-complex="SA"/>
    </style:style>
    <style:style style:name="T19" style:family="text">
      <style:text-properties fo:font-size="8pt" fo:language="ru" fo:country="RU" style:font-size-asian="8pt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loext:opacity="100%" fo:font-size="14pt" fo:language="uk" fo:country="UA" fo:font-weight="bold" style:font-size-asian="14pt" style:font-weight-asian="bold" style:font-size-complex="14pt"/>
    </style:style>
    <style:style style:name="T22" style:family="text">
      <style:text-properties fo:color="#000000" loext:opacity="100%" fo:font-size="14pt" fo:language="uk" fo:country="UA" style:font-size-asian="14pt" style:font-size-complex="14pt"/>
    </style:style>
    <style:style style:name="T23" style:family="text">
      <style:text-properties fo:color="#000000" loext:opacity="100%" fo:font-size="14pt" fo:language="uk" fo:country="UA" officeooo:rsid="002945be" style:font-size-asian="14pt" style:font-size-complex="14pt"/>
    </style:style>
    <style:style style:name="T24" style:family="text">
      <style:text-properties fo:color="#000000" loext:opacity="100%" fo:font-size="14pt" fo:language="uk" fo:country="UA" officeooo:rsid="0043ebeb" style:font-size-asian="14pt" style:font-size-complex="14pt"/>
    </style:style>
    <style:style style:name="T25" style:family="text">
      <style:text-properties fo:color="#000000" loext:opacity="100%" fo:font-size="14pt" fo:language="uk" fo:country="UA" officeooo:rsid="0053555f" style:font-size-asian="14pt" style:font-size-complex="14pt"/>
    </style:style>
    <style:style style:name="T26" style:family="text">
      <style:text-properties fo:color="#000000" loext:opacity="100%" fo:font-size="14pt" fo:language="uk" fo:country="UA" officeooo:rsid="00555453" style:font-size-asian="14pt" style:font-size-complex="14pt"/>
    </style:style>
    <style:style style:name="T27" style:family="text">
      <style:text-properties fo:color="#000000" loext:opacity="100%" fo:font-size="14pt" fo:language="uk" fo:country="UA" officeooo:rsid="0061d7ac" style:font-size-asian="14pt" style:font-size-complex="14pt"/>
    </style:style>
    <style:style style:name="T28" style:family="text">
      <style:text-properties fo:color="#000000" loext:opacity="100%" fo:font-size="14pt" fo:language="uk" fo:country="UA" officeooo:rsid="00628252" style:font-size-asian="14pt" style:font-size-complex="14pt"/>
    </style:style>
    <style:style style:name="T29" style:family="text">
      <style:text-properties fo:color="#000000" loext:opacity="100%" fo:font-size="14pt" fo:language="uk" fo:country="UA" officeooo:rsid="006bbf38" style:font-size-asian="14pt" style:font-size-complex="14pt"/>
    </style:style>
    <style:style style:name="T30" style:family="text">
      <style:text-properties fo:color="#000000" loext:opacity="100%"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31" style:family="text">
      <style:text-properties fo:color="#000000" loext:opacity="100%" fo:font-size="14pt" fo:language="uk" fo:country="UA" fo:font-style="normal" fo:font-weight="bold" officeooo:rsid="001bae47" style:font-size-asian="14pt" style:font-style-asian="normal" style:font-weight-asian="bold" style:font-size-complex="14pt" style:font-style-complex="normal"/>
    </style:style>
    <style:style style:name="T32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33" style:family="text">
      <style:text-properties fo:color="#000000" loext:opacity="100%" fo:font-size="14pt" fo:language="ru" fo:country="RU" style:font-size-asian="14pt" style:font-size-complex="14pt"/>
    </style:style>
    <style:style style:name="T34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35" style:family="text">
      <style:text-properties fo:color="#000000" loext:opacity="100%" fo:font-size="14pt" fo:font-weight="bold" style:font-size-asian="14pt" style:font-weight-asian="bold" style:font-size-complex="14pt"/>
    </style:style>
    <style:style style:name="T3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000000" loext:opacity="100%" fo:font-size="14pt" style:font-size-asian="14pt" style:font-size-complex="14pt"/>
    </style:style>
    <style:style style:name="T38" style:family="text">
      <style:text-properties fo:color="#000000" loext:opacity="100%" fo:language="ru" fo:country="RU"/>
    </style:style>
    <style:style style:name="T39" style:family="text">
      <style:text-properties fo:color="#4472c4" loext:opacity="100%"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40" style:family="text">
      <style:text-properties style:font-name="Times New Roman" fo:font-size="14pt" style:font-size-asian="14pt" style:font-size-complex="14pt"/>
    </style:style>
    <style:style style:name="T41" style:family="text">
      <style:text-properties style:font-name="Times New Roman" fo:font-size="14pt" officeooo:rsid="019cdbb0" style:font-size-asian="14pt" style:font-size-complex="14pt"/>
    </style:style>
    <style:style style:name="T42" style:family="text">
      <style:text-properties style:font-name="Times New Roman" fo:font-size="14pt" officeooo:rsid="019ed935" style:font-size-asian="14pt" style:font-size-complex="14pt"/>
    </style:style>
    <style:style style:name="T43" style:family="text">
      <style:text-properties style:font-name="Times New Roman" fo:font-size="14pt" officeooo:rsid="019f409a" style:font-size-asian="14pt" style:font-size-complex="14pt"/>
    </style:style>
    <style:style style:name="T44" style:family="text">
      <style:text-properties style:font-name="Times New Roman" fo:font-size="14pt" fo:language="uk" fo:country="UA" style:font-size-asian="14pt" style:font-size-complex="14pt"/>
    </style:style>
    <style:style style:name="T45" style:family="text">
      <style:text-properties style:font-name="Times New Roman" fo:font-size="14pt" fo:language="uk" fo:country="UA" officeooo:rsid="019f54f2" style:font-size-asian="14pt" style:font-size-complex="14pt"/>
    </style:style>
    <style:style style:name="T46" style:family="text">
      <style:text-properties style:font-name="Times New Roman" fo:font-size="14pt" fo:language="uk" fo:country="UA" officeooo:rsid="01a04ac0" style:font-size-asian="14pt" style:font-size-complex="14pt"/>
    </style:style>
    <style:style style:name="T47" style:family="text">
      <style:text-properties style:font-name="Times New Roman" fo:font-size="14pt" fo:language="uk" fo:country="UA" officeooo:rsid="01a21c80" style:font-size-asian="14pt" style:font-size-complex="14pt"/>
    </style:style>
    <style:style style:name="T48" style:family="text">
      <style:text-properties style:font-name="Times New Roman" fo:font-size="14pt" fo:language="uk" fo:country="UA" officeooo:rsid="01a3b19d" style:font-size-asian="14pt" style:font-size-complex="14pt"/>
    </style:style>
    <style:style style:name="T49" style:family="text">
      <style:text-properties style:font-name="Times New Roman" fo:font-size="14pt" fo:language="uk" fo:country="UA" officeooo:rsid="02125778" style:font-size-asian="14pt" style:font-size-complex="14pt"/>
    </style:style>
    <style:style style:name="T50" style:family="text">
      <style:text-properties style:font-name="Times New Roman" fo:font-size="13pt" fo:font-style="normal" fo:font-weight="normal" style:font-size-asian="13pt" style:font-style-asian="normal" style:font-weight-asian="normal"/>
    </style:style>
    <style:style style:name="T51" style:family="text">
      <style:text-properties style:font-name="Times New Roman" fo:font-size="13pt" fo:font-style="normal" fo:font-weight="normal" officeooo:rsid="027c5c09" style:font-size-asian="13pt" style:font-style-asian="normal" style:font-weight-asian="normal"/>
    </style:style>
    <style:style style:name="T52" style:family="text">
      <style:text-properties style:font-name="Times New Roman" fo:font-size="13pt" fo:font-style="normal" fo:font-weight="normal" officeooo:rsid="027ecf0f" style:font-size-asian="13pt" style:font-style-asian="normal" style:font-weight-asian="normal"/>
    </style:style>
    <style:style style:name="T53" style:family="text">
      <style:text-properties style:font-name="Times New Roman" fo:font-style="normal" fo:font-weight="normal" style:font-style-asian="normal" style:font-weight-asian="normal"/>
    </style:style>
    <style:style style:name="T54" style:family="text">
      <style:text-properties officeooo:rsid="01a4f758"/>
    </style:style>
    <style:style style:name="T55" style:family="text">
      <style:text-properties officeooo:rsid="01a578ae"/>
    </style:style>
    <style:style style:name="T56" style:family="text">
      <style:text-properties officeooo:rsid="01a77057"/>
    </style:style>
    <style:style style:name="T57" style:family="text">
      <style:text-properties officeooo:rsid="01a7bd51"/>
    </style:style>
    <style:style style:name="T58" style:family="text">
      <style:text-properties officeooo:rsid="01a8abc0"/>
    </style:style>
    <style:style style:name="T59" style:family="text">
      <style:text-properties officeooo:rsid="01ad6f2e"/>
    </style:style>
    <style:style style:name="T60" style:family="text">
      <style:text-properties officeooo:rsid="01afeed7"/>
    </style:style>
    <style:style style:name="T61" style:family="text">
      <style:text-properties officeooo:rsid="01b1ceda"/>
    </style:style>
    <style:style style:name="T62" style:family="text">
      <style:text-properties officeooo:rsid="01b33295"/>
    </style:style>
    <style:style style:name="T63" style:family="text">
      <style:text-properties officeooo:rsid="01b37ee2"/>
    </style:style>
    <style:style style:name="T64" style:family="text">
      <style:text-properties officeooo:rsid="01b5b82d"/>
    </style:style>
    <style:style style:name="T65" style:family="text">
      <style:text-properties officeooo:rsid="02520a5d"/>
    </style:style>
    <style:style style:name="T66" style:family="text">
      <style:text-properties officeooo:rsid="026966ab"/>
    </style:style>
    <style:style style:name="T67" style:family="text">
      <style:text-properties officeooo:rsid="027fbdeb"/>
    </style:style>
    <style:style style:name="T68" style:family="text">
      <style:text-properties officeooo:rsid="0280b33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85">Міністерство освіти і науки України</text:p>
      <text:p text:style-name="P11"/>
      <text:p text:style-name="P13">Український державний університет науки і технологій</text:p>
      <text:p text:style-name="P13"/>
      <text:p text:style-name="P45">Факультет Комп’ютерні технології та системи</text:p>
      <text:p text:style-name="P42"><text:span text:style-name="T5">Кафедра</text:span><text:span text:style-name="T11"> Комп’ютерні інформаційні технології</text:span></text:p>
      <text:p text:style-name="P13"/>
      <text:p text:style-name="P13"/>
      <text:p text:style-name="P13"/>
      <text:p text:style-name="P69">Пояснювальна записка</text:p>
      <text:p text:style-name="P21">до кваліфікаційної роботи</text:p>
      <text:p text:style-name="P21">бакалавра</text:p>
      <text:p text:style-name="P14"/>
      <text:p text:style-name="P12"/>
      <text:p text:style-name="P50"><text:span text:style-name="T5">на тему: </text:span><text:span text:style-name="T11"><text:s/></text:span><text:span text:style-name="T33">«Розробка засобів підбору та перевірки коректності УДК-шифрів наукових робіт» </text:span></text:p>
      <text:p text:style-name="P41"><text:span text:style-name="T5">за освітньою програмою </text:span><text:span text:style-name="T21">12 </text:span><text:span text:style-name="T32">Інженерія програмного забезпечення</text:span><text:span text:style-name="T38"> </text:span></text:p>
      <text:p text:style-name="P41"><text:span text:style-name="T5">зі спеціальності: </text:span><text:span text:style-name="T21">121 Інженерія програмного забезпечення</text:span></text:p>
      <text:p text:style-name="P18"/>
      <text:p text:style-name="P18"/>
      <text:p text:style-name="P41"><text:span text:style-name="T5">Виконав: студент групи </text:span><text:span text:style-name="T22">ПЗ</text:span><text:span text:style-name="T23">1911</text:span><text:span text:style-name="T5">: <text:s text:c="24"/>___ <text:s text:c="3"/>____ <text:s text:c="2"/>/ Данило САФОНОВ /</text:span></text:p>
      <text:p text:style-name="P71">(посада) <text:tab/>(підпис)</text:p>
      <text:p text:style-name="P16"/>
      <text:p text:style-name="P41"><text:span text:style-name="T11">Керівник: <text:tab/><text:tab/> <text:s text:c="46"/></text:span><text:span text:style-name="T5"><text:s text:c="3"/>___ <text:s text:c="3"/>____ </text:span><text:span text:style-name="T11">/</text:span><text:span text:style-name="T5">Олена </text:span><text:span text:style-name="T22">КУРОП`ЯТНИК/</text:span></text:p>
      <text:p text:style-name="P72">(посада) <text:tab/>(підпис)</text:p>
      <text:p text:style-name="P18"/>
      <text:p text:style-name="P41"><text:span text:style-name="T5">Нормоконтролер: <text:s/></text:span><text:span text:style-name="T11"><text:s text:c="47"/></text:span><text:span text:style-name="T5"><text:s text:c="3"/>___ <text:s text:c="3"/>____</text:span><text:span text:style-name="T11"> <text:s/>/ </text:span><text:span text:style-name="T22">Світлана ВОЛКОВА /</text:span></text:p>
      <text:p text:style-name="P71">(посада) <text:tab/>(підпис)</text:p>
      <text:p text:style-name="P71"/>
      <text:p text:style-name="P71"/>
      <text:p text:style-name="P71"/>
      <text:p text:style-name="P71"/>
      <text:p text:style-name="P71"/>
      <text:p text:style-name="P71"/>
      <text:p text:style-name="P18"/>
      <text:p text:style-name="P26"><text:s text:c="69"/>Засвідчую, що у цій роботі немає запозичень з праць інших авторів </text:p>
      <text:p text:style-name="P26">без відповідних посилань.</text:p>
      <text:p text:style-name="P18"><text:s text:c="70"/>Студент <text:s text:c="3"/></text:p>
      <text:p text:style-name="P16"/>
      <text:p text:style-name="P17"/>
      <text:p text:style-name="P16"/>
      <text:p text:style-name="P16"/>
      <text:p text:style-name="P16"/>
      <text:p text:style-name="P2"><text:span text:style-name="Emphasis"><text:span text:style-name="T3">Дніпро – 2023 рік</text:span></text:span></text:p>
      <text:p text:style-name="P88">Ministry of Education and Science of Ukraine</text:p>
      <text:p text:style-name="P29"/>
      <text:p text:style-name="P29">Ukrainian State University of Science and Technologies</text:p>
      <text:p text:style-name="P19"/>
      <text:p text:style-name="P48">Faculty Computer technologies and systems</text:p>
      <text:p text:style-name="P48">Department Computer information technology</text:p>
      <text:p text:style-name="P29"/>
      <text:p text:style-name="P29"/>
      <text:p text:style-name="P29"/>
      <text:p text:style-name="P70">Explanatory Note</text:p>
      <text:p text:style-name="P29">to <text:span text:style-name="T66">Bachelor</text:span>’s Thesis</text:p>
      <text:p text:style-name="P33"/>
      <text:p text:style-name="P38"/>
      <text:p text:style-name="P51"><text:span text:style-name="T2">on the topic</text:span><text:span text:style-name="T5">: </text:span><text:span text:style-name="T2"><text:s/>«</text:span><text:span text:style-name="T22">Development of </text:span><text:span text:style-name="T25">tools</text:span><text:span text:style-name="T22"> </text:span><text:span text:style-name="T26">to </text:span><text:span text:style-name="T22">select and check the correctness of UDC codes of scientific works</text:span><text:span text:style-name="T37">» </text:span></text:p>
      <text:p text:style-name="P22"/>
      <text:p text:style-name="P51"><text:span text:style-name="T5">according to educational curriculum</text:span><text:span text:style-name="T22"> </text:span><text:span text:style-name="T21">12 </text:span><text:span text:style-name="T35">software engineering</text:span></text:p>
      <text:p text:style-name="P51"><text:span text:style-name="T5">in the Speciality: </text:span><text:span text:style-name="T21">121 </text:span><text:span text:style-name="T35">software engineering</text:span></text:p>
      <text:p text:style-name="P22"/>
      <text:p text:style-name="P22"/>
      <text:p text:style-name="P22"/>
      <text:p text:style-name="P22"/>
      <text:p text:style-name="P51"><text:span text:style-name="T2">Done by the student of the group </text:span><text:span text:style-name="T37">PZ</text:span><text:span text:style-name="T24">1911</text:span><text:span text:style-name="T5">: <text:s text:c="5"/></text:span><text:span text:style-name="T2"><text:s text:c="7"/></text:span><text:span text:style-name="T5"><text:s text:c="3"/>___ <text:s text:c="3"/>____ <text:s text:c="14"/>/ </text:span><text:span text:style-name="T6">Danylo </text:span><text:span text:style-name="T8">SAFONOV</text:span><text:span text:style-name="T6"> 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34"/>
      <text:p text:style-name="P34"/>
      <text:p text:style-name="P51"><text:span text:style-name="T2">Scientific Supervisor: <text:s text:c="48"/></text:span><text:span text:style-name="T5">___ <text:s text:c="3"/>____</text:span><text:span text:style-name="T2"> <text:s text:c="9"/>/</text:span><text:span text:style-name="T5">Olena KUROPYATNYK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22"/>
      <text:p text:style-name="P22"/>
      <text:p text:style-name="P51"><text:span text:style-name="T2">Normative controller: </text:span><text:span text:style-name="T5"><text:s text:c="48"/>___ <text:s text:c="3"/>____ <text:s text:c="11"/>/</text:span><text:span text:style-name="T2"> Svitlana VOLKOVA</text:span><text:span text:style-name="T5">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34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2"/>
      <text:p text:style-name="P19"/>
      <text:p text:style-name="P22"/>
      <text:p text:style-name="P22"/>
      <text:p text:style-name="P30"/>
      <text:p text:style-name="P30"/>
      <text:p text:style-name="P30"/>
      <text:p text:style-name="P3"><text:span text:style-name="Emphasis"><text:span text:style-name="T13">Dnipro</text:span></text:span><text:span text:style-name="Emphasis"><text:span text:style-name="T3"> – 2023</text:span></text:span></text:p>
      <text:p text:style-name="P81">Міністерство освіти і науки України</text:p>
      <text:p text:style-name="P32">Український державний університет науки і технологій</text:p>
      <text:p text:style-name="P32"/>
      <text:p text:style-name="P66"><text:span text:style-name="T2">Факульте</text:span><text:span text:style-name="T37">т: Комп'ютерних технологій і систем </text:span></text:p>
      <text:p text:style-name="P49">Кафедра: Комп’ютерні інформаційні технології</text:p>
      <text:p text:style-name="P67"><text:span text:style-name="T2">Рівень вищ</text:span><text:span text:style-name="T37">ої освіти: </text:span><text:span text:style-name="T22">бакалавр</text:span></text:p>
      <text:p text:style-name="P43"><text:span text:style-name="T2">Освітня програма: </text:span><text:span text:style-name="T1">Інженерія програмного забезпечення</text:span></text:p>
      <text:p text:style-name="P49">Спеціальність: Інженерія програмного забезпечення</text:p>
      <text:p text:style-name="P6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53"><text:span text:style-name="T5">ЗАТВЕРДЖУЮ</text:span><text:span text:style-name="T11"> </text:span></text:p>
            <text:p text:style-name="P53"><text:span text:style-name="T11">Завідувач кафедри <text:s text:c="2"/>____</text:span><text:span text:style-name="T34">КІТ</text:span><text:span text:style-name="T16"> </text:span></text:p>
            <text:p text:style-name="P53"><text:span text:style-name="T11">_________ </text:span><text:span text:style-name="T22">Вадим ГОРЯЧКІН</text:span><text:span text:style-name="T33"> </text:span></text:p>
            <text:p text:style-name="P53"><text:span text:style-name="T22">________ <text:s/></text:span><text:span text:style-name="T28">07</text:span><text:span text:style-name="T22"> <text:s text:c="2"/>грудня <text:s text:c="2"/></text:span><text:span text:style-name="T33">20</text:span><text:span text:style-name="T22">2</text:span><text:span text:style-name="T27">2</text:span><text:span text:style-name="T33"> р</text:span><text:span text:style-name="T11">.</text:span></text:p>
            <text:p text:style-name="P68"/>
          </table:table-cell>
        </table:table-row>
      </table:table>
      <text:p text:style-name="P36"/>
      <text:p text:style-name="P15"/>
      <text:p text:style-name="P15"/>
      <text:p text:style-name="P27">ЗАВДАННЯ</text:p>
      <text:p text:style-name="P20"/>
      <text:p text:style-name="P55"><text:span text:style-name="T5">На кваліфікаційну роботу </text:span><text:span text:style-name="T2"><text:s/></text:span><text:span text:style-name="T5"><text:s/>____</text:span><text:span text:style-name="T22">Бакалавр</text:span><text:span text:style-name="T9">______</text:span></text:p>
      <text:p text:style-name="P54"><text:span text:style-name="T5">студенту Сафонов Данило Євгенович</text:span><text:span text:style-name="T9">______________________________</text:span></text:p>
      <text:p text:style-name="P23"/>
      <text:list xml:id="list1151667775" text:style-name="WWNum3">
        <text:list-item>
          <text:p text:style-name="P89"><text:span text:style-name="T5">Тема дипломної роботи: </text:span><text:span text:style-name="T22">Розробка засобів підбору та перевірки коректності УДК-шифрів наукових робіт.</text:span></text:p>
        </text:list-item>
      </text:list>
      <text:p text:style-name="P58"><text:span text:style-name="T5">Керівник роботи: </text:span><text:span text:style-name="T22">Куроп'ятник Олена Сергіївна</text:span></text:p>
      <text:p text:style-name="P58"><text:span text:style-name="T5">затверджені наказом<text:tab/> </text:span><text:span text:style-name="T7">1209</text:span><text:span text:style-name="T15"> </text:span><text:span text:style-name="T22">ст від 0</text:span><text:span text:style-name="T29">7</text:span><text:span text:style-name="T22">.12. 2022 року</text:span><text:bookmark text:name="_GoBack"/></text:p>
      <text:p text:style-name="P23"/>
      <text:list xml:id="list180103695103545" text:continue-numbering="true" text:style-name="WWNum3">
        <text:list-item>
          <text:p text:style-name="P89"><text:span text:style-name="T5">Строк подання студентом роботи </text:span><text:span text:style-name="T15">___.___. 202_ року</text:span></text:p>
        </text:list-item>
      </text:list>
      <text:p text:style-name="P23"/>
      <text:list xml:id="list180102451674957" text:continue-numbering="true" text:style-name="WWNum3">
        <text:list-item>
          <text:p text:style-name="P89"><text:span text:style-name="T5">Вихідні дані до дипломної роботи: </text:span><text:span text:style-name="T15">_____________________________________.</text:span></text:p>
        </text:list-item>
      </text:list>
      <text:p text:style-name="P59"/>
      <text:list xml:id="list180103767892881" text:continue-numbering="true" text:style-name="WWNum3">
        <text:list-item>
          <text:p text:style-name="P86">Зміст пояснювальної записки (перелік питань до розробки):</text:p>
          <text:list>
            <text:list-item>
              <text:p text:style-name="P90"><text:span text:style-name="T2">Аналітична частина:</text:span><text:span text:style-name="T15"> ______________;</text:span></text:p>
            </text:list-item>
            <text:list-item>
              <text:p text:style-name="P90"><text:span text:style-name="T2">Основна частина:</text:span><text:span text:style-name="T15"> ________;</text:span></text:p>
            </text:list-item>
          </text:list>
        </text:list-item>
        <text:list-item>
          <text:p text:style-name="P86">Перелік демонстраційного матеріалу:</text:p>
          <text:list>
            <text:list-item>
              <text:p text:style-name="P91">презентація;</text:p>
            </text:list-item>
            <text:list-item>
              <text:p text:style-name="P91">демонстраційне відео.</text:p>
            </text:list-item>
          </text:list>
        </text:list-item>
      </text:list>
      <text:p text:style-name="P24"/>
      <text:list xml:id="list180102537970416" text:continue-numbering="true" text:style-name="WWNum3">
        <text:list-item>
          <text:p text:style-name="P87">Консультанти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28">Розділ</text:p>
          </table:table-cell>
          <table:table-cell table:style-name="Table2.A1" office:value-type="string">
            <text:p text:style-name="P28">Консультант</text:p>
          </table:table-cell>
          <table:table-cell table:style-name="Table2.A1" office:value-type="string">
            <text:p text:style-name="P28">Завдання видав</text:p>
          </table:table-cell>
          <table:table-cell table:style-name="Table2.A1" office:value-type="string">
            <text:p text:style-name="P28">Завдання прийняв</text:p>
          </table:table-cell>
        </table:table-row>
        <table:table-row table:style-name="Table2.1"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75">-</text:p>
          </table:table-cell>
          <table:table-cell table:style-name="Table2.A1" office:value-type="string">
            <text:p text:style-name="P46">-</text:p>
          </table:table-cell>
          <table:table-cell table:style-name="Table2.A1" office:value-type="string">
            <text:p text:style-name="P47">-</text:p>
          </table:table-cell>
        </table:table-row>
      </table:table>
      <text:p text:style-name="P25"/>
      <text:p text:style-name="P31">КАЛЕНДАРНИЙ ПЛАН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>№</text:p>
          </table:table-cell>
          <table:table-cell table:style-name="Table3.A1" office:value-type="string">
            <text:p text:style-name="P40">Назва етапів кваліфікаційної роботи</text:p>
          </table:table-cell>
          <table:table-cell table:style-name="Table3.A1" office:value-type="string">
            <text:p text:style-name="P39">Строк виконання етапів</text:p>
          </table:table-cell>
          <table:table-cell table:style-name="Table3.A1" office:value-type="string">
            <text:p text:style-name="P40">Примітка</text:p>
          </table:table-cell>
        </table:table-row>
        <table:table-row table:style-name="Table3.1">
          <table:table-cell table:style-name="Table3.A1" office:value-type="string">
            <text:p text:style-name="P40">1</text:p>
          </table:table-cell>
          <table:table-cell table:style-name="Table3.A1" office:value-type="string">
            <text:p text:style-name="P63">Вступ</text:p>
          </table:table-cell>
          <table:table-cell table:style-name="Table3.C2" office:value-type="string">
            <text:p text:style-name="P62">03.03.22 – 14.04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2</text:p>
          </table:table-cell>
          <table:table-cell table:style-name="Table3.A1" office:value-type="string">
            <text:p text:style-name="P63">Аналіз сучасного стану дослідження проблеми за науковими літературними джерелами</text:p>
          </table:table-cell>
          <table:table-cell table:style-name="Table3.C3" office:value-type="string">
            <text:p text:style-name="P62">15.04.22 – 22.08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3</text:p>
          </table:table-cell>
          <table:table-cell table:style-name="Table3.A1" office:value-type="string">
            <text:p text:style-name="P63">Аналіз сучасного стану програмно-апаратного забезпечення, яке потребує вдосконалення для вирішення проблем дослідження</text:p>
          </table:table-cell>
          <table:table-cell table:style-name="Table3.C4" office:value-type="string">
            <text:p text:style-name="P62">23.08.22 – 18.10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4</text:p>
          </table:table-cell>
          <table:table-cell table:style-name="Table3.A1" office:value-type="string">
            <text:p text:style-name="P79">Постановка задачі, технічне завдання</text:p>
          </table:table-cell>
          <table:table-cell table:style-name="Table3.C5" office:value-type="string">
            <text:p text:style-name="P4"><text:span text:style-name="T17"><text:s/></text:span><text:span text:style-name="T50"><text:s/>01.05.</text:span><text:span text:style-name="T51">23</text:span><text:span text:style-name="T50"> </text:span><text:span text:style-name="T18">–</text:span><text:span text:style-name="T50"> 07.05.23</text:span></text:p>
          </table:table-cell>
          <table:table-cell table:style-name="Table3.A1" office:value-type="string">
            <text:p text:style-name="P76">30%</text:p>
          </table:table-cell>
        </table:table-row>
        <table:table-row table:style-name="Table3.1">
          <table:table-cell table:style-name="Table3.A1" office:value-type="string">
            <text:p text:style-name="P40">5</text:p>
          </table:table-cell>
          <table:table-cell table:style-name="Table3.A1" office:value-type="string">
            <text:p text:style-name="P63">Техніко-економічні показники</text:p>
          </table:table-cell>
          <table:table-cell table:style-name="Table3.C6" office:value-type="string">
            <text:p text:style-name="P62">21.10.22 – 07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6</text:p>
          </table:table-cell>
          <table:table-cell table:style-name="Table3.A1" office:value-type="string">
            <text:p text:style-name="P63">Розробка інструментальних засобів дослідження</text:p>
          </table:table-cell>
          <table:table-cell table:style-name="Table3.C7" office:value-type="string">
            <text:p text:style-name="P62">08.11.22 – 13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7</text:p>
          </table:table-cell>
          <table:table-cell table:style-name="Table3.A1" office:value-type="string">
            <text:p text:style-name="P79">Виконання досліджень</text:p>
          </table:table-cell>
          <table:table-cell table:style-name="Table3.C8" office:value-type="string">
            <text:p text:style-name="P78"><text:s/><text:span text:style-name="T50"><text:s/></text:span><text:span text:style-name="T52">22</text:span><text:span text:style-name="T50">.05.</text:span><text:span text:style-name="T51">23</text:span><text:span text:style-name="T50"> </text:span><text:span text:style-name="T53">–</text:span><text:span text:style-name="T50"> </text:span><text:span text:style-name="T52">28</text:span><text:span text:style-name="T50">.05.23</text:span></text:p>
          </table:table-cell>
          <table:table-cell table:style-name="Table3.A1" office:value-type="string">
            <text:p text:style-name="P76">60%</text:p>
          </table:table-cell>
        </table:table-row>
        <table:table-row table:style-name="Table3.1">
          <table:table-cell table:style-name="Table3.A1" office:value-type="string">
            <text:p text:style-name="P40">8</text:p>
          </table:table-cell>
          <table:table-cell table:style-name="Table3.A1" office:value-type="string">
            <text:p text:style-name="P63">Оформлення тез доповідей</text:p>
          </table:table-cell>
          <table:table-cell table:style-name="Table3.C9" office:value-type="string">
            <text:p text:style-name="P62">19.11.22 – 23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9</text:p>
          </table:table-cell>
          <table:table-cell table:style-name="Table3.A1" office:value-type="string">
            <text:p text:style-name="P63">Оформлення статті у фаховий журнал</text:p>
          </table:table-cell>
          <table:table-cell table:style-name="Table3.C10" office:value-type="string">
            <text:p text:style-name="P62">24.11.22 – 28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0</text:p>
          </table:table-cell>
          <table:table-cell table:style-name="Table3.A1" office:value-type="string">
            <text:p text:style-name="P63">Оформлення пояснювальної записки</text:p>
          </table:table-cell>
          <table:table-cell table:style-name="Table3.C11" office:value-type="string">
            <text:p text:style-name="P62">29.11.22 – 05.12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1</text:p>
          </table:table-cell>
          <table:table-cell table:style-name="Table3.A1" office:value-type="string">
            <text:p text:style-name="P79">Розробка демонстраційних матеріалів</text:p>
          </table:table-cell>
          <table:table-cell table:style-name="Table3.C12" office:value-type="string">
            <text:p text:style-name="P77"><text:span text:style-name="T67">12</text:span>.0<text:span text:style-name="T67">6</text:span>.2<text:span text:style-name="T67">3</text:span> – 1<text:span text:style-name="T67">8</text:span>.0<text:span text:style-name="T67">6</text:span>.2<text:span text:style-name="T67">3</text:span></text:p>
          </table:table-cell>
          <table:table-cell table:style-name="Table3.A1" office:value-type="string">
            <text:p text:style-name="P76">100%</text:p>
          </table:table-cell>
        </table:table-row>
        <table:table-row table:style-name="Table3.1">
          <table:table-cell table:style-name="Table3.A1" office:value-type="string">
            <text:p text:style-name="P40">12</text:p>
          </table:table-cell>
          <table:table-cell table:style-name="Table3.A1" office:value-type="string">
            <text:p text:style-name="P8">Подання кваліфікаційної роботи до кафедри</text:p>
          </table:table-cell>
          <table:table-cell table:style-name="Table3.A1" office:value-type="string">
            <text:p text:style-name="P61">23.12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3</text:p>
          </table:table-cell>
          <table:table-cell table:style-name="Table3.A1" office:value-type="string">
            <text:p text:style-name="P8">Захист кваліфікаційної роботи на засіданні Екзаменаційної комісії</text:p>
          </table:table-cell>
          <table:table-cell table:style-name="Table3.A1" office:value-type="string">
            <text:p text:style-name="P76">2<text:span text:style-name="T68">6.06.23 – 02.07.23</text:span></text:p>
          </table:table-cell>
          <table:table-cell table:style-name="Table3.A1" office:value-type="string">
            <text:p text:style-name="P64"/>
          </table:table-cell>
        </table:table-row>
      </table:table>
      <text:p text:style-name="P35"/>
      <text:p text:style-name="P80"><text:span text:style-name="T2">Студент<text:tab/><text:tab/><text:tab/><text:tab/><text:tab/><text:tab/><text:tab/> ________ <text:s/></text:span><text:span text:style-name="T5">/Данило САФОНОВ/</text:span><text:span text:style-name="T2"> </text:span></text:p>
      <text:p text:style-name="P37"/>
      <text:p text:style-name="P37"/>
      <text:p text:style-name="P65"><text:span text:style-name="Emphasis"><text:span text:style-name="T3">Керівник роботи <text:s/><text:tab/><text:tab/><text:tab/><text:tab/> _________<text:tab/></text:span></text:span><text:span text:style-name="Emphasis"><text:span text:style-name="T12">/</text:span></text:span><text:span text:style-name="Emphasis"><text:span text:style-name="T10">Олена </text:span></text:span><text:span text:style-name="Emphasis"><text:span text:style-name="T30">КУРОП`ЯТНИК/</text:span></text:span></text:p>
      <text:p text:style-name="P82"><text:bookmark-start text:name="__RefHeading___Toc1739_2640220185"/><text:span text:style-name="Emphasis"><text:span text:style-name="T4">РЕФЕРАТ</text:span></text:span><text:bookmark-end text:name="__RefHeading___Toc1739_2640220185"/></text:p>
      <text:p text:style-name="P57"><text:span text:style-name="Emphasis"><text:span text:style-name="T30">Пояснювальна записка до кваліфікаційної роботи <text:s/></text:span></text:span><text:span text:style-name="T50">бакалавра</text:span><text:span text:style-name="Emphasis"><text:span text:style-name="T30"> </text:span></text:span><text:span text:style-name="Emphasis"><text:span text:style-name="T39">176 с., 70 рис. , 8 табл., 5 додатки, 58 джерел.</text:span></text:span></text:p>
      <text:p text:style-name="P56"><text:span text:style-name="Emphasis"><text:span text:style-name="T31">Об’єкт розробки -</text:span></text:span></text:p>
      <text:p text:style-name="P44">Мета роботи -</text:p>
      <text:p text:style-name="P56"><text:span text:style-name="T36">Розділи: </text:span><text:span text:style-name="T14">перелічити розділи, <text:s/>написати що в кожному з <text:s/>них, скільки сторінок</text:span></text:p>
      <text:p text:style-name="P44">Ключові слова:</text:p>
      <text:p text:style-name="P83"><text:span text:style-name="Emphasis"><text:span text:style-name="T31">ЗМІСТ</text:span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chapter text:style-name="Caption_20_characters"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4">РОЗРОБКА ІНТЕРФЕЙСУ КОРИСТУВАЧА<text:tab/>7</text:p>
          <text:p text:style-name="P74">ПЕРЕЛІК ПОСИЛАНЬ<text:tab/>9</text:p>
        </text:index-body>
      </text:table-of-content>
      <text:p text:style-name="P84"/>
      <text:h text:style-name="P92" text:outline-level="1"><text:bookmark-start text:name="__RefHeading___Toc7371_3872268505"/><text:span text:style-name="T40">ПЕРЕЛІК ПОСИЛАНЬ</text:span><text:bookmark-end text:name="__RefHeading___Toc7371_3872268505"/></text:h>
      <text:list text:style-name="L1">
        <text:list-item>
          <text:p text:style-name="P94"><text:bookmark-start text:name="__RefNumPara__1727_1245211710"/><text:span text:style-name="T46">Universal Decimal Classification summary<text:line-break/>URL: </text:span><text:a xlink:type="simple" xlink:href="https://udcsummary.info/php/index.php" text:style-name="Internet_20_link" text:visited-style-name="Visited_20_Internet_20_Link"><text:span text:style-name="T44">https://udcsummary.info/php/index.php</text:span></text:a><text:bookmark-end text:name="__RefNumPara__1727_1245211710"/></text:p>
        </text:list-item>
        <text:list-item>
          <text:p text:style-name="P94"><text:bookmark-start text:name="__RefNumPara__1729_1245211710"/><text:span text:style-name="T47">Universal Decimal Classification Summary Linked Data<text:line-break/>URL: </text:span><text:a xlink:type="simple" xlink:href="https://udcdata.info/" text:style-name="Internet_20_link" text:visited-style-name="Visited_20_Internet_20_Link"><text:span text:style-name="T44">https://udcdata.info/</text:span></text:a><text:bookmark-end text:name="__RefNumPara__1729_1245211710"/></text:p>
        </text:list-item>
        <text:list-item>
          <text:p text:style-name="P95"><text:span text:style-name="T54">Natur</text:span><text:span text:style-name="T55">al</text:span><text:span text:style-name="T54"> Language Processing<text:line-break/>URL: </text:span><text:a xlink:type="simple" xlink:href="https://en.wikipedia.org/wiki/Natural_language_processing" text:style-name="Internet_20_link" text:visited-style-name="Visited_20_Internet_20_Link">https://en.wikipedia.org/wiki/Natural_language_processing</text:a></text:p>
        </text:list-item>
        <text:list-item>
          <text:p text:style-name="P95"><text:bookmark-start text:name="__RefNumPara__2409_1245211710"/><text:span text:style-name="T56">Stop word<text:line-break/>URL: </text:span><text:a xlink:type="simple" xlink:href="https://en.wikipedia.org/wiki/Stop_word" text:style-name="Internet_20_link" text:visited-style-name="Visited_20_Internet_20_Link">https://en.wikipedia.org/wiki/Stop_word</text:a><text:bookmark-end text:name="__RefNumPara__2409_1245211710"/></text:p>
        </text:list-item>
        <text:list-item>
          <text:p text:style-name="P95"><text:bookmark-start text:name="__RefNumPara__2619_1245211710"/><text:span text:style-name="T57">Part-of-speech tagging<text:line-break/>URL: </text:span><text:a xlink:type="simple" xlink:href="https://en.wikipedia.org/wiki/Part-of-speech_tagging" text:style-name="Internet_20_link" text:visited-style-name="Visited_20_Internet_20_Link">https://en.wikipedia.org/wiki/Part-of-speech_tagging</text:a><text:bookmark-end text:name="__RefNumPara__2619_1245211710"/></text:p>
        </text:list-item>
        <text:list-item>
          <text:p text:style-name="P95"><text:bookmark-start text:name="__RefNumPara__3058_1245211710"/><text:span text:style-name="T58">Named-entity recognition<text:line-break/>URL: </text:span><text:a xlink:type="simple" xlink:href="https://en.wikipedia.org/wiki/Named-entity_recognition" text:style-name="Internet_20_link" text:visited-style-name="Visited_20_Internet_20_Link">https://en.wikipedia.org/wiki/Named-entity_recognition</text:a><text:bookmark-end text:name="__RefNumPara__3058_1245211710"/></text:p>
        </text:list-item>
        <text:list-item>
          <text:p text:style-name="P96">UDC Structure &amp; Tables<text:line-break/><text:span text:style-name="T65">URL: </text:span><text:a xlink:type="simple" xlink:href="https://udcc.org/index.php/site/page?view=about_structure" text:style-name="Internet_20_link" text:visited-style-name="Visited_20_Internet_20_Link">https://udcc.org/index.php/site/page?view=about_structure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8783in" fo:margin-right="0in" fo:text-indent="-0.2508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Шрифт_20_абзацу_20_за_20_промовчанням" style:display-name="Шрифт абзацу за промовчанням" style:family="text"/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fo:font-size="12pt" style:font-size-asian="12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/>
    </style:style>
    <style:style style:name="MP5" style:family="paragraph" style:parent-style-name="Header">
      <style:paragraph-properties fo:text-align="end" style:justify-single-word="false"/>
      <style:text-properties fo:font-size="10pt" style:font-size-asian="10pt"/>
    </style:style>
    <style:style style:name="MP6" style:family="paragraph" style:parent-style-name="Text_20_body">
      <style:paragraph-properties fo:line-height="5%"/>
      <style:text-properties fo:font-size="10pt" style:font-size-asian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5in" fo:margin-left="0.3752in" fo:margin-right="0.37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2in" fo:margin-left="0in" fo:margin-right="0in" fo:margin-bottom="0.182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22in" fo:margin-bottom="0.1945in" fo:margin-left="0.7083in" fo:margin-right="0.27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5in" fo:margin-bottom="0.5in" fo:margin-left="0.7083in" fo:margin-right="0.27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2in" fo:margin-left="0in" fo:margin-right="0in" fo:margin-bottom="0.182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/>
        <text:p text:style-name="Header"/>
      </style:header>
    </style:master-page>
    <style:master-page style:name="Converted1" style:page-layout-name="Mpm3" draw:style-name="Mdp1">
      <style:header>
        <text:p text:style-name="MP2"/>
        <text:p text:style-name="Header"/>
      </style:header>
      <style:footer>
        <text:p text:style-name="Footer"/>
      </style:footer>
    </style:master-page>
    <style:master-page style:name="Converted4" style:page-layout-name="Mpm4" draw:style-name="Mdp1" style:next-style-name="Converted2"/>
    <style:master-page style:name="Converted2" style:page-layout-name="Mpm5" draw:style-name="Mdp1">
      <style:header>
        <text:p text:style-name="MP2"/>
        <text:p text:style-name="Header"/>
      </style:header>
      <style:footer>
        <text:p text:style-name="MP3"/>
      </style:footer>
    </style:master-page>
    <style:master-page style:name="Converted5" style:page-layout-name="Mpm6" draw:style-name="Mdp1">
      <style:header>
        <text:p text:style-name="MP4"><text:page-number text:select-page="current">5</text:page-number></text:p>
        <text:p text:style-name="MP5"/>
        <text:p text:style-name="MP6"/>
      </style:header>
      <style:footer>
        <text:p text:style-name="MP3"/>
      </style:footer>
    </style:master-page>
    <style:master-page style:name="Converted6" style:page-layout-name="Mpm6" draw:style-name="Mdp1">
      <style:header>
        <text:p text:style-name="MP4"><text:page-number text:select-page="current">7</text:page-number></text:p>
        <text:p text:style-name="MP5"/>
        <text:p text:style-name="MP6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21:49:09.178526295</meta:creation-date>
    <dc:date>2023-06-01T18:01:02.076876391</dc:date>
    <meta:editing-duration>P1DT10M17S</meta:editing-duration>
    <meta:editing-cycles>660</meta:editing-cycles>
    <meta:generator>LibreOffice/7.4.6.2$Linux_X86_64 LibreOffice_project/40$Build-2</meta:generator>
    <meta:document-statistic meta:table-count="3" meta:image-count="0" meta:object-count="0" meta:page-count="7" meta:paragraph-count="139" meta:word-count="539" meta:character-count="4845" meta:non-whitespace-character-count="3964"/>
  </office:meta>
</office:document-meta>
</file>